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language="fr" fo:country="FR" officeooo:rsid="00052c30" officeooo:paragraph-rsid="00052c30"/>
    </style:style>
    <style:style style:name="P2" style:family="paragraph" style:parent-style-name="Preformatted_20_Text">
      <style:paragraph-properties fo:text-align="start" style:justify-single-word="false"/>
      <style:text-properties fo:language="fr" fo:country="FR" officeooo:rsid="00052c30" officeooo:paragraph-rsid="00052c30"/>
    </style:style>
    <style:style style:name="P3" style:family="paragraph" style:parent-style-name="Preformatted_20_Text">
      <style:paragraph-properties fo:text-align="start" style:justify-single-word="false"/>
      <style:text-properties fo:language="fr" fo:country="FR" officeooo:rsid="00052c30" officeooo:paragraph-rsid="00052c30"/>
    </style:style>
    <style:style style:name="T1" style:family="text">
      <style:text-properties officeooo:rsid="0005abb2"/>
    </style:style>
    <style:style style:name="T2" style:family="text">
      <style:text-properties officeooo:rsid="0005b8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énarii</text:p>
      <text:p text:style-name="P1"/>
      <text:p text:style-name="P2"><text:tab/>Scénari 1 :</text:p>
      <text:p text:style-name="P2"><text:tab/>L<text:span text:style-name="T1">a raspberry du cycliste reçois une demande de transfert de parcours, la raspberry vérifie l’intégrité des fichiers reçus puis enregistre les informations reçus dans la base de données.</text:span></text:p>
      <text:p text:style-name="P2"><text:tab/></text:p>
      <text:p text:style-name="P2"><text:tab/><text:span text:style-name="T1">Scénari 2 :</text:span></text:p>
      <text:p text:style-name="P2"><text:tab/><text:span text:style-name="T1">Le cycliste connecte le vélo à au système, il demande par la suite à démarrer un parcours, il choisis ensuite le parcours qu’il souhaite faire en rapport à la difficulté </text:span><text:span text:style-name="T2">puis </text:span><text:span text:style-name="T1">le cycliste commence la course.</text:span><text:span text:style-name="T2">Quand la course se finis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1-19T11:36:45.846519759</dc:date>
    <meta:editing-duration>PT12M43S</meta:editing-duration>
    <meta:editing-cycles>2</meta:editing-cycles>
    <meta:generator>LibreOffice/7.0.3.1$Linux_X86_64 LibreOffice_project/00$Build-1</meta:generator>
    <meta:document-statistic meta:table-count="0" meta:image-count="0" meta:object-count="0" meta:page-count="1" meta:paragraph-count="6" meta:word-count="75" meta:character-count="451" meta:non-whitespace-character-count="375"/>
  </office:meta>
</office:document-meta>
</file>